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2">
      <style:text-properties officeooo:paragraph-rsid="0015631e"/>
    </style:style>
    <style:style style:name="P2" style:family="paragraph" style:parent-style-name="Standard" style:list-style-name="L2">
      <style:text-properties officeooo:rsid="001835fc" officeooo:paragraph-rsid="001835fc"/>
    </style:style>
    <style:style style:name="T1" style:family="text">
      <style:text-properties officeooo:rsid="0015631e"/>
    </style:style>
    <style:style style:name="T2" style:family="text">
      <style:text-properties officeooo:rsid="0016fd73"/>
    </style:style>
    <style:style style:name="T3" style:family="text">
      <style:text-properties officeooo:rsid="0017fa8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58051384" text:style-name="L2">
        <text:list-item>
          <text:p text:style-name="P1"><text:span text:style-name="T1">Na vstupu dojde k nastavení signál</text:span><text:span text:style-name="T3">ů</text:span><text:span text:style-name="T1"> in_WB_ctr_w =</text:span><text:span text:style-name="T2">value</text:span><text:span text:style-name="T1">, in_WB_o_cyc=1.</text:span></text:p>
        </text:list-item>
        <text:list-item>
          <text:p text:style-name="P2">Signál in_WB_o_cyc = 0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57:46.610026995</meta:creation-date>
    <dc:date>2022-10-27T18:01:09.879421447</dc:date>
    <meta:editing-duration>PT3M23S</meta:editing-duration>
    <meta:editing-cycles>4</meta:editing-cycles>
    <meta:generator>LibreOffice/7.3.6.2$Linux_X86_64 LibreOffice_project/30$Build-2</meta:generator>
    <meta:document-statistic meta:table-count="0" meta:image-count="0" meta:object-count="0" meta:page-count="1" meta:paragraph-count="2" meta:word-count="15" meta:character-count="98" meta:non-whitespace-character-count="86"/>
  </office:meta>
</office:document-meta>
</file>